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1.65cm" fo:min-width="5.4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22.88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048cm"/>
    </style:style>
    <style:style style:name="gr4" style:family="graphic" style:parent-style-name="standard">
      <style:graphic-properties svg:stroke-color="#99ff66" draw:fill-color="#99ff66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ff3333" draw:fill-color="#ff3333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5.3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2.037cm"/>
    </style:style>
    <style:style style:name="gr9" style:family="graphic" style:parent-style-name="standard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2.75cm" fo:min-width="2.5cm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2.7cm" fo:min-width="2.45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0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0.17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18pt" style:font-size-complex="18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center"/>
      <style:text-properties fo:font-size="40pt"/>
    </style:style>
    <style:style style:name="P5" style:family="paragraph">
      <style:paragraph-properties fo:text-align="center"/>
      <style:text-properties fo:font-size="40pt" style:font-size-asian="40pt" style:font-size-complex="40pt"/>
    </style:style>
    <style:style style:name="P6" style:family="paragraph">
      <style:paragraph-properties fo:text-align="center"/>
      <style:text-properties fo:font-size="40pt" style:font-size-asian="18pt" style:font-size-complex="18pt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P8" style:family="paragraph">
      <style:paragraph-properties fo:text-align="center"/>
      <style:text-properties fo:font-size="60pt" style:font-size-asian="60pt" style:font-size-complex="60pt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font-size-asian="40pt" style:font-size-complex="40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6cm" svg:height="2cm" svg:x="1.1cm" svg:y="12.833cm">
          <text:p text:style-name="P1">Entradas dig. 0..9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2cm" svg:x="14.367cm" svg:y="12.8cm">
          <text:p text:style-name="P1">Entradas dig. 10..1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2cm" svg:x="21cm" svg:y="12.767cm">
          <text:p text:style-name="P1">Entradas 17..2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2cm" svg:x="7.733cm" svg:y="12.8cm">
          <text:p text:style-name="P1">Entradas </text:p>
          <text:p text:style-name="P1">analog. 0..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2cm" svg:x="1.101cm" svg:y="0.934cm">
          <text:p text:style-name="P1">Saidas dig. 0..9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2cm" svg:x="14.368cm" svg:y="0.901cm">
          <text:p text:style-name="P1">Saidas rele 0..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2cm" svg:x="7.734cm" svg:y="0.901cm">
          <text:p text:style-name="P1">Saida analogica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3.387cm" svg:height="4.049cm" svg:x="2.6cm" svg:y="5.678cm">
          <draw:text-box>
            <text:p text:style-name="P1"><text:span text:style-name="T1">TELA PRINCIPAL DE MANUTENÇÃO DA</text:span></text:p>
            <text:p text:style-name="P1"><text:span text:style-name="T1"/></text:p>
            <text:p text:style-name="P1"><text:span text:style-name="T1">PLACA DE CONTROLE DA SMART VESSEL</text:span></text:p>
          </draw:text-box>
        </draw:frame>
      </draw:page>
      <draw:page draw:name="page2" draw:style-name="dp1" draw:master-page-name="Padrão">
        <draw:frame draw:style-name="gr3" draw:text-style-name="P2" draw:layer="layout" svg:width="17.939cm" svg:height="1.517cm" svg:x="4.9cm" svg:y="0.883cm">
          <draw:text-box>
            <text:p text:style-name="P1"><text:span text:style-name="T1">ENTRADAS DIGITAIS 0 A 9 (PNP)</text:span></text:p>
          </draw:text-box>
        </draw:frame>
        <draw:custom-shape draw:style-name="gr1" draw:text-style-name="P2" draw:layer="layout" svg:width="6cm" svg:height="2cm" svg:x="10.9cm" svg:y="12.9cm">
          <text:p text:style-name="P1"><text:span text:style-name="T1">VOLTAR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6.844cm" svg:y="10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3.956cm" svg:height="1.119cm" svg:x="8.044cm" svg:y="10.181cm">
          <draw:text-box>
            <text:p text:style-name="P3"><text:span text:style-name="T2">Desligada</text:span></text:p>
          </draw:text-box>
        </draw:frame>
        <draw:custom-shape draw:style-name="gr6" draw:text-style-name="P1" draw:layer="layout" svg:width="1cm" svg:height="1cm" svg:x="17.444cm" svg:y="10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835cm" svg:height="1.119cm" svg:x="18.765cm" svg:y="10.281cm">
          <draw:text-box>
            <text:p text:style-name="P3"><text:span text:style-name="T2">Ligada</text:span></text:p>
          </draw:text-box>
        </draw:frame>
      </draw:page>
      <draw:page draw:name="page3" draw:style-name="dp1" draw:master-page-name="Padrão">
        <draw:frame draw:style-name="gr7" draw:text-style-name="P2" draw:layer="layout" svg:width="24.611cm" svg:height="1.517cm" svg:x="1.8cm" svg:y="0.892cm">
          <draw:text-box>
            <text:p text:style-name="P1"><text:span text:style-name="T1">ENTRADAS DIGITAIS 10 A 17 (NPN pull up 5V)</text:span></text:p>
          </draw:text-box>
        </draw:frame>
        <draw:custom-shape draw:style-name="gr1" draw:text-style-name="P2" draw:layer="layout" svg:width="6cm" svg:height="2cm" svg:x="10.9cm" svg:y="12.9cm">
          <text:p text:style-name="P1"><text:span text:style-name="T1">VOLTAR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6.844cm" svg:y="10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3.525cm" svg:height="1.119cm" svg:x="8.044cm" svg:y="10.181cm">
          <draw:text-box>
            <text:p text:style-name="P3"><text:span text:style-name="T2">Fechada</text:span></text:p>
          </draw:text-box>
        </draw:frame>
        <draw:custom-shape draw:style-name="gr6" draw:text-style-name="P1" draw:layer="layout" svg:width="1cm" svg:height="1cm" svg:x="17.444cm" svg:y="10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788cm" svg:height="1.119cm" svg:x="18.765cm" svg:y="10.281cm">
          <draw:text-box>
            <text:p text:style-name="P3"><text:span text:style-name="T2">Aberta</text:span></text:p>
          </draw:text-box>
        </draw:frame>
      </draw:page>
      <draw:page draw:name="page4" draw:style-name="dp1" draw:master-page-name="Padrão">
        <draw:frame draw:style-name="gr7" draw:text-style-name="P2" draw:layer="layout" svg:width="24.899cm" svg:height="1.517cm" svg:x="1.5cm" svg:y="0.892cm">
          <draw:text-box>
            <text:p text:style-name="P1"><text:span text:style-name="T1">ENTRADAS DIGITAIS 18 A 25 (NPN pull UP 5V)</text:span></text:p>
          </draw:text-box>
        </draw:frame>
        <draw:custom-shape draw:style-name="gr1" draw:text-style-name="P2" draw:layer="layout" svg:width="6cm" svg:height="2cm" svg:x="10.9cm" svg:y="12.9cm">
          <text:p text:style-name="P1"><text:span text:style-name="T1">VOLTAR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6.844cm" svg:y="10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3.525cm" svg:height="1.119cm" svg:x="8.044cm" svg:y="10.181cm">
          <draw:text-box>
            <text:p text:style-name="P3"><text:span text:style-name="T2">Fechada</text:span></text:p>
          </draw:text-box>
        </draw:frame>
        <draw:custom-shape draw:style-name="gr6" draw:text-style-name="P1" draw:layer="layout" svg:width="1cm" svg:height="1cm" svg:x="17.444cm" svg:y="10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788cm" svg:height="1.119cm" svg:x="18.765cm" svg:y="10.281cm">
          <draw:text-box>
            <text:p text:style-name="P3"><text:span text:style-name="T2">Aberta</text:span></text:p>
          </draw:text-box>
        </draw:frame>
      </draw:page>
      <draw:page draw:name="page5" draw:style-name="dp1" draw:master-page-name="Padrão">
        <draw:frame draw:style-name="gr8" draw:text-style-name="P2" draw:layer="layout" svg:width="23.231cm" svg:height="1.517cm" svg:x="2.4cm" svg:y="0.892cm">
          <draw:text-box>
            <text:p text:style-name="P1"><text:span text:style-name="T1">SAIDAS DIGITAIS 0 A 9 (NPN coletor aberto)</text:span></text:p>
          </draw:text-box>
        </draw:frame>
        <draw:custom-shape draw:style-name="gr1" draw:text-style-name="P2" draw:layer="layout" svg:width="6cm" svg:height="2cm" svg:x="10.9cm" svg:y="12.9cm">
          <text:p text:style-name="P1"><text:span text:style-name="T1">VOLT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cm" svg:height="3cm" svg:x="5.4cm" svg:y="3.9cm">
          <text:p text:style-name="P4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cm" svg:height="3cm" svg:x="8.9cm" svg:y="3.9cm">
          <text:p text:style-name="P4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cm" svg:height="3cm" svg:x="12.4cm" svg:y="3.9cm">
          <text:p text:style-name="P5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cm" svg:height="3cm" svg:x="15.9cm" svg:y="3.9cm">
          <text:p text:style-name="P4">3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cm" svg:height="3cm" svg:x="19.4cm" svg:y="3.9cm">
          <text:p text:style-name="P4">4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cm" svg:height="3cm" svg:x="5.4cm" svg:y="7.5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cm" svg:height="3cm" svg:x="8.9cm" svg:y="7.5cm"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cm" svg:height="3cm" svg:x="12.4cm" svg:y="7.5cm"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cm" svg:height="3cm" svg:x="15.9cm" svg:y="7.5cm">
          <text:p text:style-name="P4">8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cm" svg:height="3cm" svg:x="19.4cm" svg:y="7.5cm">
          <text:p text:style-name="P4">9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Padrão">
        <draw:frame draw:style-name="gr11" draw:text-style-name="P2" draw:layer="layout" svg:width="11cm" svg:height="1.517cm" svg:x="8.6cm" svg:y="0.892cm">
          <draw:text-box>
            <text:p text:style-name="P1"><text:span text:style-name="T1">SAIDAS RELE 0 A 7</text:span></text:p>
          </draw:text-box>
        </draw:frame>
        <draw:custom-shape draw:style-name="gr1" draw:text-style-name="P2" draw:layer="layout" svg:width="6cm" svg:height="2cm" svg:x="10.9cm" svg:y="12.9cm">
          <text:p text:style-name="P1"><text:span text:style-name="T1">VOLTAR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3cm" svg:height="3cm" svg:x="7.2cm" svg:y="3.9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3cm" svg:height="3cm" svg:x="10.7cm" svg:y="3.9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3cm" svg:height="3cm" svg:x="14.2cm" svg:y="3.9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3cm" svg:height="3cm" svg:x="17.7cm" svg:y="3.9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3cm" svg:height="3cm" svg:x="7.2cm" svg:y="7.5cm">
          <text:p text:style-name="P6">4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3cm" svg:height="3cm" svg:x="10.7cm" svg:y="7.5cm">
          <text:p text:style-name="P6">5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3cm" svg:height="3cm" svg:x="14.2cm" svg:y="7.5cm">
          <text:p text:style-name="P6">6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3cm" svg:height="3cm" svg:x="17.7cm" svg:y="7.5cm">
          <text:p text:style-name="P6">7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6cm" svg:height="3cm" svg:x="22.1cm" svg:y="5.8cm">
          <text:p text:style-name="P7"><text:span text:style-name="T4">Inverte</text:span></text:p>
          <text:p text:style-name="P7"><text:span text:style-name="T4">12V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Padrão">
        <draw:frame draw:style-name="gr12" draw:text-style-name="P2" draw:layer="layout" svg:width="14.26cm" svg:height="1.517cm" svg:x="6.9cm" svg:y="0.9cm">
          <draw:text-box>
            <text:p text:style-name="P1"><text:span text:style-name="T1">ENTRADAS ANALÓGICAS</text:span></text:p>
          </draw:text-box>
        </draw:frame>
        <draw:custom-shape draw:style-name="gr1" draw:text-style-name="P2" draw:layer="layout" svg:width="6cm" svg:height="2cm" svg:x="10.9cm" svg:y="12.9cm">
          <text:p text:style-name="P1"><text:span text:style-name="T1">VOLTAR</text:span></text:p>
          <draw:enhanced-geometry svg:viewBox="0 0 21600 21600" draw:type="rectangle" draw:enhanced-path="M 0 0 L 21600 0 21600 21600 0 21600 0 0 Z N"/>
        </draw:custom-shape>
        <draw:frame draw:style-name="gr5" draw:layer="layout" svg:width="3.249cm" svg:height="0.962cm" svg:x="6.751cm" svg:y="6.038cm">
          <draw:text-box>
            <text:p>Entrada 0</text:p>
          </draw:text-box>
        </draw:frame>
        <draw:frame draw:style-name="gr5" draw:layer="layout" svg:width="3.249cm" svg:height="0.962cm" svg:x="17.7cm" svg:y="6.038cm">
          <draw:text-box>
            <text:p>Entrada 1</text:p>
          </draw:text-box>
        </draw:frame>
        <draw:frame draw:style-name="gr5" draw:layer="layout" svg:width="3.249cm" svg:height="0.962cm" svg:x="6.751cm" svg:y="9.738cm">
          <draw:text-box>
            <text:p>Entrada 2</text:p>
          </draw:text-box>
        </draw:frame>
        <draw:frame draw:style-name="gr5" draw:layer="layout" svg:width="3.249cm" svg:height="0.962cm" svg:x="17.7cm" svg:y="9.738cm">
          <draw:text-box>
            <text:p>Entrada 3</text:p>
          </draw:text-box>
        </draw:frame>
      </draw:page>
      <draw:page draw:name="page8" draw:style-name="dp1" draw:master-page-name="Padrão">
        <draw:frame draw:style-name="gr13" draw:text-style-name="P2" draw:layer="layout" svg:width="10.679cm" svg:height="1.517cm" svg:x="8.7cm" svg:y="0.9cm">
          <draw:text-box>
            <text:p text:style-name="P1"><text:span text:style-name="T1">SAÍDA ANALÓGICA</text:span></text:p>
          </draw:text-box>
        </draw:frame>
        <draw:custom-shape draw:style-name="gr1" draw:text-style-name="P2" draw:layer="layout" svg:width="6cm" svg:height="2cm" svg:x="10.9cm" svg:y="12.9cm">
          <text:p text:style-name="P1"><text:span text:style-name="T1">VOLTA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3cm" svg:height="3cm" svg:x="20cm" svg:y="5.5cm">
          <text:p text:style-name="P8"><text:span text:style-name="T5">+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3cm" svg:height="3cm" svg:x="5.2cm" svg:y="5.5cm">
          <text:p text:style-name="P8"><text:span text:style-name="T5">-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8T15:45:03.649000000</meta:creation-date>
    <dc:date>2017-02-20T13:03:31.040000000</dc:date>
    <meta:editing-duration>PT44M17S</meta:editing-duration>
    <meta:editing-cycles>22</meta:editing-cycles>
    <meta:generator>LibreOffice/4.2.7.2$Windows_x86 LibreOffice_project/933c0aa564ec4f8883ed5732c866db48dca4dac5</meta:generator>
    <meta:document-statistic meta:object-count="59"/>
  </office:meta>
</office:document-meta>
</file>